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vancement</text:p>
          </table:table-cell>
          <table:table-cell table:style-name="ce2" office:value-type="date" office:date-value="2020-10-08" calcext:value-type="date">
            <text:p>08/10/2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Consommé</text:p>
          </table:table-cell>
          <table:table-cell table:style-name="ce1" office:value-type="string" calcext:value-type="string">
            <text:p>RAF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Recueil exigences</text:p>
          </table:table-cell>
          <table:table-cell office:value-type="string" calcext:value-type="string">
            <text:p>Terminé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Spécification</text:p>
          </table:table-cell>
          <table:table-cell office:value-type="string" calcext:value-type="string">
            <text:p>Terminé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logique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relationnel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odèle relationnel de données</text:p>
          </table:table-cell>
          <table:table-cell office:value-type="string" calcext:value-type="string">
            <text:p>Terminé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e la base de données</text:p>
          </table:table-cell>
          <table:table-cell office:value-type="string" calcext:value-type="string">
            <text:p>Terminé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style-name="ce3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procédures stockées</text:p>
          </table:table-cell>
          <table:table-cell office:value-type="string" calcext:value-type="string">
            <text:p>En cour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d’inscription</text:p>
          </table:table-cell>
          <table:table-cell office:value-type="string" calcext:value-type="string">
            <text:p>Non démarré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utilisateur</text:p>
          </table:table-cell>
          <table:table-cell office:value-type="string" calcext:value-type="string">
            <text:p>Non démarré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u template page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Création des sessions utilisateurs/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Enregistrement des demandes RGPD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Affichage du suivi des demandes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Mails de confirmation et suivi des demandes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Validation ou refus des demandes côté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t 1</text:p>
          </table:table-cell>
          <table:table-cell office:value-type="string" calcext:value-type="string">
            <text:p>Visualisation statistique des demandes côtés administrateur</text:p>
          </table:table-cell>
          <table:table-cell office:value-type="string" calcext:value-type="string">
            <text:p>Non démarré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0:05:41.088749833</meta:creation-date>
    <dc:date>2020-10-08T10:37:58.763897886</dc:date>
    <meta:editing-duration>PT6M47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